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 svg:font-family="apple-system, BlinkMacSystemFont, 'Segoe UI', Roboto, Helvetica, Arial, sans-serif, 'Apple Color Emoji', 'Segoe UI Emoji', 'Segoe UI Symbol'"/>
    <style:font-face style:name="helvetica" svg:font-family="helvetic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15f1d9" officeooo:paragraph-rsid="0015f1d9"/>
    </style:style>
    <style:style style:name="P2" style:family="paragraph" style:parent-style-name="Heading_20_2">
      <style:text-properties officeooo:rsid="0021e86f" officeooo:paragraph-rsid="0021e86f"/>
    </style:style>
    <style:style style:name="P3" style:family="paragraph" style:parent-style-name="Heading_20_2">
      <style:text-properties officeooo:rsid="0025c9ca" officeooo:paragraph-rsid="0025c9ca"/>
    </style:style>
    <style:style style:name="P4" style:family="paragraph" style:parent-style-name="Heading_20_2">
      <style:text-properties officeooo:rsid="0027304e" officeooo:paragraph-rsid="0027304e"/>
    </style:style>
    <style:style style:name="P5" style:family="paragraph" style:parent-style-name="Text_20_body">
      <style:text-properties officeooo:rsid="0015f1d9" officeooo:paragraph-rsid="0015f1d9"/>
    </style:style>
    <style:style style:name="P6" style:family="paragraph" style:parent-style-name="Text_20_body">
      <style:text-properties officeooo:rsid="0015f1d9" officeooo:paragraph-rsid="0025cfac"/>
    </style:style>
    <style:style style:name="P7" style:family="paragraph" style:parent-style-name="Text_20_body">
      <style:text-properties fo:language="cs" fo:country="CZ" officeooo:rsid="0015f1d9" officeooo:paragraph-rsid="0015f1d9"/>
    </style:style>
    <style:style style:name="P8" style:family="paragraph" style:parent-style-name="Text_20_body">
      <style:text-properties officeooo:rsid="0019b2d1" officeooo:paragraph-rsid="0019b2d1"/>
    </style:style>
    <style:style style:name="P9" style:family="paragraph" style:parent-style-name="Text_20_body">
      <style:text-properties officeooo:rsid="001ab9c0" officeooo:paragraph-rsid="001ab9c0"/>
    </style:style>
    <style:style style:name="P10" style:family="paragraph" style:parent-style-name="Text_20_body">
      <style:text-properties officeooo:rsid="0019b2d1" officeooo:paragraph-rsid="0019b2d1" fo:background-color="#ffff00"/>
    </style:style>
    <style:style style:name="P11" style:family="paragraph" style:parent-style-name="Text_20_body">
      <style:text-properties officeooo:rsid="001afd0c" officeooo:paragraph-rsid="001afd0c"/>
    </style:style>
    <style:style style:name="P12" style:family="paragraph" style:parent-style-name="Text_20_body">
      <style:text-properties officeooo:rsid="001dc182" officeooo:paragraph-rsid="001dc182"/>
    </style:style>
    <style:style style:name="P13" style:family="paragraph" style:parent-style-name="Text_20_body">
      <style:text-properties officeooo:rsid="00214e35" officeooo:paragraph-rsid="00240d7f"/>
    </style:style>
    <style:style style:name="P14" style:family="paragraph" style:parent-style-name="Text_20_body">
      <style:text-properties officeooo:rsid="0025c9ca" officeooo:paragraph-rsid="0025c9ca"/>
    </style:style>
    <style:style style:name="P15" style:family="paragraph" style:parent-style-name="Text_20_body">
      <style:text-properties officeooo:rsid="0027304e" officeooo:paragraph-rsid="0027304e"/>
    </style:style>
    <style:style style:name="P16" style:family="paragraph" style:parent-style-name="Heading_20_1">
      <style:text-properties officeooo:rsid="0015f1d9" officeooo:paragraph-rsid="0015f1d9"/>
    </style:style>
    <style:style style:name="P17" style:family="paragraph" style:parent-style-name="Heading_20_1">
      <style:text-properties officeooo:rsid="0019b2d1" officeooo:paragraph-rsid="0019b2d1"/>
    </style:style>
    <style:style style:name="P18" style:family="paragraph" style:parent-style-name="Title">
      <style:text-properties officeooo:rsid="0015f1d9" officeooo:paragraph-rsid="0015f1d9"/>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en" fo:country="US"/>
    </style:style>
    <style:style style:name="T3" style:family="text">
      <style:text-properties fo:language="en" fo:country="US" officeooo:rsid="0016138f"/>
    </style:style>
    <style:style style:name="T4" style:family="text">
      <style:text-properties officeooo:rsid="0016138f"/>
    </style:style>
    <style:style style:name="T5" style:family="text">
      <style:text-properties officeooo:rsid="001afd0c"/>
    </style:style>
    <style:style style:name="T6" style:family="text">
      <style:text-properties fo:font-style="italic" officeooo:rsid="001afd0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afd0c" style:font-style-asian="normal" style:font-style-complex="normal"/>
    </style:style>
    <style:style style:name="T9" style:family="text">
      <style:text-properties fo:font-style="normal" officeooo:rsid="001c8a92" style:font-style-asian="normal" style:font-style-complex="normal"/>
    </style:style>
    <style:style style:name="T10" style:family="text">
      <style:text-properties fo:font-style="normal" officeooo:rsid="001e4ed8" style:font-style-asian="normal" style:font-style-complex="normal"/>
    </style:style>
    <style:style style:name="T11" style:family="text">
      <style:text-properties fo:font-style="normal" officeooo:rsid="00255684" style:font-style-asian="normal" style:font-style-complex="normal"/>
    </style:style>
    <style:style style:name="T12" style:family="text">
      <style:text-properties fo:font-weight="normal" style:font-weight-asian="normal" style:font-weight-complex="normal"/>
    </style:style>
    <style:style style:name="T13" style:family="text">
      <style:text-properties fo:font-weight="normal" officeooo:rsid="0020150a" style:font-weight-asian="normal" style:font-weight-complex="normal"/>
    </style:style>
    <style:style style:name="T14" style:family="text">
      <style:text-properties fo:font-weight="normal" officeooo:rsid="00223dc5" style:font-weight-asian="normal" style:font-weight-complex="normal"/>
    </style:style>
    <style:style style:name="T15" style:family="text">
      <style:text-properties fo:font-weight="normal" officeooo:rsid="00240d7f" style:font-weight-asian="normal" style:font-weight-complex="normal"/>
    </style:style>
    <style:style style:name="T16" style:family="text">
      <style:text-properties fo:font-weight="bold" officeooo:rsid="0020150a" style:font-weight-asian="bold" style:font-weight-complex="bold"/>
    </style:style>
    <style:style style:name="T17" style:family="text">
      <style:text-properties officeooo:rsid="001e4ed8"/>
    </style:style>
    <style:style style:name="T18" style:family="text">
      <style:text-properties officeooo:rsid="0027f125"/>
    </style:style>
    <style:style style:name="T19" style:family="text">
      <style:text-properties officeooo:rsid="0028dbb2"/>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posal of CoNLL 2017 Shared Task in <office:annotation office:name="__Annotation__3148_1794885480"><dc:creator>Daniel Zeman</dc:creator><dc:date>2016-08-23T20:40:11.307000000</dc:date><loext:sender-initials>DZ</loext:sender-initials><text:p text:style-name="P19"><text:span text:style-name="T20">I would like to have a task name that emphasizes how we differ from 2007, but I have not been able to find a better adjective than this one. It’s not so good – the 2007 task was indeed multi-lingual as well. Other possibilities: “Universal”; “End-to-End”</text:span></text:p></office:annotation>Multi-lingual<office:annotation-end office:name="__Annotation__3148_1794885480"/> Dependency Parsing</text:p>
      <text:h text:style-name="P16" text:outline-level="1">Organizing <office:annotation office:name="__Annotation__3159_1794885480"><dc:creator>Daniel Zeman</dc:creator><dc:date>2016-08-23T21:17:38.084000000</dc:date><loext:sender-initials>DZ</loext:sender-initials><text:p text:style-name="P19"><text:span text:style-name="T20">Do we already have the mailing list? Shall I set up a googlegroup?</text:span></text:p></office:annotation>Committee<office:annotation-end office:name="__Annotation__3159_1794885480"/></text:h>
      <text:h text:style-name="P1" text:outline-level="2">Chair</text:h>
      <text:p text:style-name="P7">Jan Hajič, <text:span text:style-name="T2">Charles University, Prague &lt;</text:span><text:a xlink:type="simple" xlink:href="mailto:hajic@ufal.mff.cuni.cz" text:style-name="Internet_20_link" text:visited-style-name="Visited_20_Internet_20_Link">hajic@ufal.mff.cuni.cz</text:a><text:span text:style-name="T2">&gt;</text:span></text:p>
      <text:h text:style-name="P1" text:outline-level="2">Management <office:annotation office:name="__Annotation__3160_1794885480"><dc:creator>Daniel Zeman</dc:creator><dc:date>2016-08-23T21:19:06.553000000</dc:date><loext:sender-initials>DZ</loext:sender-initials><text:p text:style-name="P19"><text:span text:style-name="T20">Do we have to say more about why we are the right people to run the task? Like Joakim has chaired the 2007 task, Jan the 2009 task, there are 10 core members of the Universal Dependencies consortium etc.?</text:span></text:p></office:annotation>Group<office:annotation-end office:name="__Annotation__3160_1794885480"/></text:h>
      <text:p text:style-name="P5">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1" text:outline-level="2">Support Group</text:h>
      <text:p text:style-name="P6">Christopher Manning, Stanford University<text:line-break/>Marie-Catherine de Marneffe, Ohio State University<text:line-break/>Yoav Goldberg, Bar Ilan University<text:line-break/><text:span text:style-name="T4">Reut Tsarfaty, Weizmann Institute of Science</text:span><text:line-break/>Sampo Pyysalo, <text:span text:style-name="T4">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3">bingen</text:span><text:span text:style-name="T4"><text:line-break/>Tommi Pirinen, University of Hamburg<text:line-break/>Paola Merlo, University of Geneva<text:line-break/>Anssi Yli-Jyrä, University of Helsinki<text:line-break/>Özlem Çetinoğlu, University of Stuttgart<text:line-break/>Juhani Luotolahti, University of Turku</text:span><text:span text:style-name="T4"><office:annotation><dc:creator>Daniel Zeman</dc:creator><dc:date>2016-08-23T21:15:12.787000000</dc:date><loext:sender-initials>DZ</loext:sender-initials><text:p text:style-name="P19"><text:span text:style-name="T20">Who is Jon Derdari? I cannot find his affiliation. There was one person at the lunch whom I don’t know so it may be him.</text:span></text:p></office:annotation></text:span></text:p>
      <text:h text:style-name="P17" text:outline-level="1">Description of the Shared <office:annotation office:name="__Annotation__3169_1794885480"><dc:creator>Daniel Zeman</dc:creator><dc:date>2016-08-23T21:25:44.978000000</dc:date><loext:sender-initials>DZ</loext:sender-initials><text:p text:style-name="P19"><text:span text:style-name="T20">Including its relevance for the study of computational natural language learning.</text:span></text:p></office:annotation>Task<office:annotation-end office:name="__Annotation__3169_1794885480"/></text:h>
      <text:p text:style-name="P9">Participating systems will <text:span text:style-name="T5">have to find syntactic dependencies between words, i.e. a </text:span><text:span text:style-name="T6">parent</text:span><text:span text:style-name="T8"> of each word, and the type (label) of the dependency </text:span><text:span text:style-name="T6">relation</text:span><text:span text:style-name="T8">. There will be multiple test sets in various </text:span><text:soft-page-break/><text:span text:style-name="T8">languages but all the data sets will adhere to one common annotation style: Universal Dependencies (</text:span><text:span text:style-name="T10">UD, </text:span><text:a xlink:type="simple" xlink:href="http://universaldependencies.org/" text:style-name="Internet_20_link" text:visited-style-name="Visited_20_Internet_20_Link"><text:span text:style-name="T8">http://universaldependencies.org/</text:span></text:a><text:span text:style-name="T8">).</text:span></text:p>
      <text:p text:style-name="P11"><text:span text:style-name="T7">We want to promote real-word scenarios and the participants will be asked to parse raw text where no gold-standard annotation (tokenization, lemmas, morphology) is available. </text:span><text:span text:style-name="T9">The only exception is sentence boundaries, which will be provided.</text:span><text:span text:style-name="T7"> However, there is an (at least one: </text:span><text:a xlink:type="simple" xlink:href="https://ufal.mff.cuni.cz/udpipe/" text:style-name="Internet_20_link" text:visited-style-name="Visited_20_Internet_20_Link"><text:span text:style-name="T7">https://ufal.mff.cuni.cz/udpipe/</text:span></text:a><text:span text:style-name="T7">) open-source baseline pipeline that the participants can run instead of training their own model for e.g. tokenization or tagging. </text:span><text:span text:style-name="T11">We will even provide variants of the test data that have been automatically tokenized and POS-tagged by UDPipe.</text:span><text:span text:style-name="T7"> We believe that this makes the task reasonably accessible also for beginners.</text:span></text:p>
      <text:p text:style-name="P12"><text:span text:style-name="T7">We do not plan on running separate open and closed tracks. Instead, we want to include every system in a single track, which will be formally closed, but we intend to make the list of permitted resources rather broad; see below for more on the data selection process.</text:span></text:p>
      <text:h text:style-name="P17" text:outline-level="1">Description of the Process for Selecting, Acquiring and Preparing the <office:annotation office:name="__Annotation__3170_1794885480"><dc:creator>Daniel Zeman</dc:creator><dc:date>2016-08-23T21:26:54.329000000</dc:date><loext:sender-initials>DZ</loext:sender-initials><text:p text:style-name="P19"><text:span text:style-name="T20">Including conditions of availability.</text:span></text:p></office:annotation>Data<office:annotation-end office:name="__Annotation__3170_1794885480"/></text:h>
      <text:p text:style-name="P12">The task will only work with resources that are publicly available, royalty-free, under a license that is free at least for non-commercial usage (e.g. Creative Commons BY-NC-SA, BY-SA etc.) The right to use the data must not be limited to the shared task, i.e. the data must be available for follow-up research, too.</text:p>
      <text:h text:style-name="P2" text:outline-level="2">Treebanks</text:h>
      <text:p text:style-name="P12">The main data sets will be taken from the current version of the Universal Dependencies treebanks. Note that this means that the test data will be known in advance and we have to trust the participants not to take advantage of it. <text:span text:style-name="T17">We hope to be able to provide for some languages </text:span><text:span text:style-name="T17"><office:annotation office:name="__Annotation__3269_1794885480"><dc:creator>Daniel Zeman</dc:creator><dc:date>2016-08-23T22:21:49.716000000</dc:date><loext:sender-initials>DZ</loext:sender-initials><text:p text:style-name="P19"><text:span text:style-name="T20">Should we also mention somewhere what we will do in case of multiple UD treebanks for one language, such as UD_Finnish and UD_Finnish-FTB?</text:span></text:p></office:annotation></text:span><text:span text:style-name="T17">additional test sets</text:span><office:annotation-end office:name="__Annotation__3269_1794885480"/><text:span text:style-name="T17">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16">surprise language(s),</text:span><text:span text:style-name="T13"> which ha</text:span><text:span text:style-name="T14">ve</text:span><text:span text:style-name="T13"> not been previously released in UD and for which we will not provide training data. Gold-standard data of the surprise language(s) will be also made available after the shared task.</text:span></text:p>
      <text:p text:style-name="P13"><text:span text:style-name="T15">A conservative estimate is that we will be able to evaluate the systems on 15-20 languages. </text:span><text:span text:style-name="T13">W</text:span><text:span text:style-name="T12">e will only include UD treebanks </text:span><text:span text:style-name="T15">which pass validation tests for the current UD guidelines, and</text:span><text:span text:style-name="T12"> for which we can obtain a test set of at least 10,000 words</text:span><text:span text:style-name="T15">.</text:span><text:span text:style-name="T12"> There is no upper limit on the test size (the largest test set is currently ~170K). Participants will receive training+development data with gold-standard tokenization,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languages it will be </text:span><text:span text:style-name="T12"><office:annotation office:name="__Annotation__3288_1794885480"><dc:creator>Daniel Zeman</dc:creator><dc:date>2016-08-23T22:35:00.014000000</dc:date><loext:sender-initials>DZ</loext:sender-initials><text:p text:style-name="P19"><text:span text:style-name="T20">Or close to zero. We have to decide about the 20 sentence sample.</text:span></text:p></office:annotation></text:span><text:span text:style-name="T12">zero</text:span><office:annotation-end office:name="__Annotation__3288_1794885480"/><text:span text:style-name="T12">. One part of this data will be formally designated as the development data, but the participants will be free to use it for training of their systems too.</text:span></text:p>
      <text:h text:style-name="P3" text:outline-level="2"><text:soft-page-break/>Raw Data</text:h>
      <text:p text:style-name="P14">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about a billio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4" text:outline-level="2">Parallel Data</text:h>
      <text:p text:style-name="P15">To support multi-lingual and cross-lingual approaches and model transfers, participants are allowed to use data from the <office:annotation office:name="__Annotation__3429_1794885480"><dc:creator>Daniel Zeman</dc:creator><dc:date>2016-08-23T23:13:34.037000000</dc:date><loext:sender-initials>DZ</loext:sender-initials><text:p text:style-name="P19"><text:span text:style-name="T20">Note that it includes EuroParl but it does not include JRC-Acquis (</text:span><text:span text:style-name="T20"><text:a xlink:href="https://ec.europa.eu/jrc/en/language-technologies/jrc-acquis" xlink:type="simple">https://ec.europa.eu/jrc/en/language-technologies/jrc-acquis</text:a></text:span><text:span text:style-name="T20">). It also does not cover some languages, while the Bible or Watchtower corpora probably would (but they are not so easily accessible, are they?)</text:span></text:p></office:annotation>OPUS<office:annotation-end office:name="__Annotation__3429_1794885480"/>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4" text:outline-level="2">Call for Additional Data</text:h>
      <text:p text:style-name="P15">Instead of organizing a separate open track we will encourage the participants to report <text:span text:style-name="T19">(by the end of December)</text:span> additional data they want to use. If <text:span text:style-name="T18">the data is relevant to the task and it meets</text:span> the <text:span text:style-name="T18">public availability condition, it will be added to the list of resources available to participants.</text:span></text:p>
      <text:h text:style-name="P17" text:outline-level="1">Evaluation of Participating <office:annotation office:name="__Annotation__3171_1794885480"><dc:creator>Daniel Zeman</dc:creator><dc:date>2016-08-23T21:28:00.038000000</dc:date><loext:sender-initials>DZ</loext:sender-initials><text:p text:style-name="P19"><text:span text:style-name="T20">Description of the procedure, including the availability of evaluation software.</text:span></text:p></office:annotation>Systems<office:annotation-end office:name="__Annotation__3171_1794885480"/></text:h>
      <text:p text:style-name="P10">blah</text:p>
      <text:p text:style-name="P9">We plan to use the Tira platform (<text:a xlink:type="simple" xlink:href="http://www.tira.io/" text:style-name="Internet_20_link" text:visited-style-name="Visited_20_Internet_20_Link">http://www.tira.io/</text:a>) as suggested in the Call for proposals.<text:line-break/><text:line-break/>Therefore, the participants will submit the systems, not parsed data, allowing us not to give the testing data beforehand (only after the Shared Task is evaluated).</text:p>
      <text:h text:style-name="P17" text:outline-level="1">Other Relevant <office:annotation office:name="__Annotation__3172_1794885480"><dc:creator>Daniel Zeman</dc:creator><dc:date>2016-08-23T21:29:14.880000000</dc:date><loext:sender-initials>DZ</loext:sender-initials><text:p text:style-name="P19"><text:span text:style-name="T20">Including previous evaluations of the proposed task. We should compare ourselves with CoNLL 2006-2007, ICON 2009-2010, SPMRL 2013-2014. What is it what makes our task novel?</text:span></text:p><text:p text:style-name="P19"><text:span text:style-name="T20"/></text:p><text:p text:style-name="P19"><text:span text:style-name="T20">We can also mention here that we want to organize 2018 and what are the possible enhancements we foresee.</text:span></text:p></office:annotation>Information<office:annotation-end office:name="__Annotation__3172_1794885480"/></text:h>
      <text:p text:style-name="P8">blah</text:p>
      <text:p text:style-name="P9">novel: treebanks in many languages all share the same annotation style; end-to-end parsing (gold-standard tokenization and morphology is not provided; this feature is novel in CoNLL but it has been present in SPM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 svg:font-family="apple-system, BlinkMacSystemFont, 'Segoe UI', Roboto, Helvetica, Arial, sans-serif, 'Apple Color Emoji', 'Segoe UI Emoji', 'Segoe UI Symbol'"/>
    <style:font-face style:name="helvetica" svg:font-family="helvetic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3T23:22:02.040000000</dc:date>
    <dc:creator>Daniel Zeman</dc:creator>
    <meta:editing-duration>PT1H24M54S</meta:editing-duration>
    <meta:editing-cycles>16</meta:editing-cycles>
    <meta:generator>LibreOffice/5.0.5.2$Windows_x86 LibreOffice_project/55b006a02d247b5f7215fc6ea0fde844b30035b3</meta:generator>
    <meta:document-statistic meta:table-count="0" meta:image-count="0" meta:object-count="0" meta:page-count="3" meta:paragraph-count="29" meta:word-count="988" meta:character-count="6401" meta:non-whitespace-character-count="5441"/>
  </office:meta>
</office:document-meta>
</file>